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P16" style:family="paragraph">
      <style:paragraph-properties fo:text-align="center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16">Да, конечно, мы закончили.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16">Элис, дочка моя.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16">Сядь, Элис.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16">Как ты тут?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16">Извините, я так не могу. Где у Вас уборная?</text:p>
          <text:p text:style-name="P16">Мне надо прийти в себя.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16">Ты в своем уме, так доводить мать?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16">Ты чёкнутая. Я больше не приду.</text:p>
          <text:p text:style-name="P16">(Обращается к девушке рядом) Скажешь матери что я жду на улице.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16">Не беспокойся Элис. Он успокоится.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16">Так ты правда нас не узнаешь?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16">Все хорошо. Здесь тебе помогут.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16">А кто ты, если не Элис?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16">А где ты живешь?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04T22:47:51.373167263</dc:date>
    <meta:editing-duration>P6DT1H18M51S</meta:editing-duration>
    <meta:editing-cycles>669</meta:editing-cycles>
    <meta:generator>LibreOffice/6.0.7.3$Linux_X86_64 LibreOffice_project/00m0$Build-3</meta:generator>
    <meta:document-statistic meta:object-count="1055"/>
  </office:meta>
</office:document-meta>
</file>